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b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rnational travelers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:.B49])" office:value-type="float" office:value="11128" calcext:value-type="float">
            <text:p>11128</text:p>
          </table:table-cell>
        </table:table-row>
      </table:table>
      <table:table table:name="con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ernational travelers</text:p>
          </table:table-cell>
          <table:table-cell office:value-type="float" office:value="656" calcext:value-type="float">
            <text:p>656</text:p>
          </table:table-cell>
          <table:table-cell table:formula="of:=SUM([.B1]/[.$B$57])" office:value-type="float" office:value="0.0858077174623937" calcext:value-type="float">
            <text:p>0.08580771746239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6446" calcext:value-type="float">
            <text:p>6446</text:p>
          </table:table-cell>
          <table:table-cell table:formula="of:=SUM([.B2]/[.$B$57])" office:value-type="float" office:value="0.843165467625899" calcext:value-type="float">
            <text:p>0.84316546762589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69" calcext:value-type="float">
            <text:p>69</text:p>
          </table:table-cell>
          <table:table-cell table:formula="of:=SUM([.B3]/[.$B$57])" office:value-type="float" office:value="0.00902550686723349" calcext:value-type="float">
            <text:p>0.009025506867233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61" calcext:value-type="float">
            <text:p>61</text:p>
          </table:table-cell>
          <table:table-cell table:formula="of:=SUM([.B4]/[.$B$57])" office:value-type="float" office:value="0.00797907128842381" calcext:value-type="float">
            <text:p>0.00797907128842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52" calcext:value-type="float">
            <text:p>52</text:p>
          </table:table-cell>
          <table:table-cell table:formula="of:=SUM([.B5]/[.$B$57])" office:value-type="float" office:value="0.00680183126226292" calcext:value-type="float">
            <text:p>0.006801831262263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36" calcext:value-type="float">
            <text:p>36</text:p>
          </table:table-cell>
          <table:table-cell table:formula="of:=SUM([.B6]/[.$B$57])" office:value-type="float" office:value="0.00470896010464356" calcext:value-type="float">
            <text:p>0.00470896010464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29" calcext:value-type="float">
            <text:p>29</text:p>
          </table:table-cell>
          <table:table-cell table:formula="of:=SUM([.B7]/[.$B$57])" office:value-type="float" office:value="0.00379332897318509" calcext:value-type="float">
            <text:p>0.00379332897318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24" calcext:value-type="float">
            <text:p>24</text:p>
          </table:table-cell>
          <table:table-cell table:formula="of:=SUM([.B8]/[.$B$57])" office:value-type="float" office:value="0.00313930673642904" calcext:value-type="float">
            <text:p>0.003139306736429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23" calcext:value-type="float">
            <text:p>23</text:p>
          </table:table-cell>
          <table:table-cell table:formula="of:=SUM([.B9]/[.$B$57])" office:value-type="float" office:value="0.00300850228907783" calcext:value-type="float">
            <text:p>0.003008502289078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22" calcext:value-type="float">
            <text:p>22</text:p>
          </table:table-cell>
          <table:table-cell table:formula="of:=SUM([.B10]/[.$B$57])" office:value-type="float" office:value="0.00287769784172662" calcext:value-type="float">
            <text:p>0.00287769784172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8" calcext:value-type="float">
            <text:p>18</text:p>
          </table:table-cell>
          <table:table-cell table:formula="of:=SUM([.B11]/[.$B$57])" office:value-type="float" office:value="0.00235448005232178" calcext:value-type="float">
            <text:p>0.002354480052322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12" calcext:value-type="float">
            <text:p>12</text:p>
          </table:table-cell>
          <table:table-cell table:formula="of:=SUM([.B12]/[.$B$57])" office:value-type="float" office:value="0.00156965336821452" calcext:value-type="float">
            <text:p>0.001569653368215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12" calcext:value-type="float">
            <text:p>12</text:p>
          </table:table-cell>
          <table:table-cell table:formula="of:=SUM([.B13]/[.$B$57])" office:value-type="float" office:value="0.00156965336821452" calcext:value-type="float">
            <text:p>0.001569653368215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12" calcext:value-type="float">
            <text:p>12</text:p>
          </table:table-cell>
          <table:table-cell table:formula="of:=SUM([.B14]/[.$B$57])" office:value-type="float" office:value="0.00156965336821452" calcext:value-type="float">
            <text:p>0.001569653368215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11" calcext:value-type="float">
            <text:p>11</text:p>
          </table:table-cell>
          <table:table-cell table:formula="of:=SUM([.B15]/[.$B$57])" office:value-type="float" office:value="0.00143884892086331" calcext:value-type="float">
            <text:p>0.00143884892086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0" calcext:value-type="float">
            <text:p>10</text:p>
          </table:table-cell>
          <table:table-cell table:formula="of:=SUM([.B16]/[.$B$57])" office:value-type="float" office:value="0.0013080444735121" calcext:value-type="float">
            <text:p>0.00130804447351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table:formula="of:=SUM([.B17]/[.$B$57])" office:value-type="float" office:value="0.00117724002616089" calcext:value-type="float">
            <text:p>0.00117724002616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8" calcext:value-type="float">
            <text:p>8</text:p>
          </table:table-cell>
          <table:table-cell table:formula="of:=SUM([.B18]/[.$B$57])" office:value-type="float" office:value="0.00104643557880968" calcext:value-type="float">
            <text:p>0.00104643557881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formula="of:=SUM([.B19]/[.$B$57])" office:value-type="float" office:value="0.00104643557880968" calcext:value-type="float">
            <text:p>0.0010464355788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8" calcext:value-type="float">
            <text:p>8</text:p>
          </table:table-cell>
          <table:table-cell table:formula="of:=SUM([.B20]/[.$B$57])" office:value-type="float" office:value="0.00104643557880968" calcext:value-type="float">
            <text:p>0.00104643557881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8" calcext:value-type="float">
            <text:p>8</text:p>
          </table:table-cell>
          <table:table-cell table:formula="of:=SUM([.B21]/[.$B$57])" office:value-type="float" office:value="0.00104643557880968" calcext:value-type="float">
            <text:p>0.00104643557881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formula="of:=SUM([.B22]/[.$B$57])" office:value-type="float" office:value="0.00091563113145847" calcext:value-type="float">
            <text:p>0.000915631131458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7" calcext:value-type="float">
            <text:p>7</text:p>
          </table:table-cell>
          <table:table-cell table:formula="of:=SUM([.B23]/[.$B$57])" office:value-type="float" office:value="0.00091563113145847" calcext:value-type="float">
            <text:p>0.00091563113145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table:formula="of:=SUM([.B24]/[.$B$57])" office:value-type="float" office:value="0.00078482668410726" calcext:value-type="float">
            <text:p>0.000784826684107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6" calcext:value-type="float">
            <text:p>6</text:p>
          </table:table-cell>
          <table:table-cell table:formula="of:=SUM([.B25]/[.$B$57])" office:value-type="float" office:value="0.00078482668410726" calcext:value-type="float">
            <text:p>0.000784826684107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6" calcext:value-type="float">
            <text:p>6</text:p>
          </table:table-cell>
          <table:table-cell table:formula="of:=SUM([.B26]/[.$B$57])" office:value-type="float" office:value="0.00078482668410726" calcext:value-type="float">
            <text:p>0.000784826684107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table:formula="of:=SUM([.B27]/[.$B$57])" office:value-type="float" office:value="0.00078482668410726" calcext:value-type="float">
            <text:p>0.000784826684107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5" calcext:value-type="float">
            <text:p>5</text:p>
          </table:table-cell>
          <table:table-cell table:formula="of:=SUM([.B28]/[.$B$57])" office:value-type="float" office:value="0.00065402223675605" calcext:value-type="float">
            <text:p>0.000654022236756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" calcext:value-type="float">
            <text:p>5</text:p>
          </table:table-cell>
          <table:table-cell table:formula="of:=SUM([.B29]/[.$B$57])" office:value-type="float" office:value="0.00065402223675605" calcext:value-type="float">
            <text:p>0.000654022236756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5" calcext:value-type="float">
            <text:p>5</text:p>
          </table:table-cell>
          <table:table-cell table:formula="of:=SUM([.B30]/[.$B$57])" office:value-type="float" office:value="0.00065402223675605" calcext:value-type="float">
            <text:p>0.00065402223675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table:formula="of:=SUM([.B31]/[.$B$57])" office:value-type="float" office:value="0.00065402223675605" calcext:value-type="float">
            <text:p>0.000654022236756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4" calcext:value-type="float">
            <text:p>4</text:p>
          </table:table-cell>
          <table:table-cell table:formula="of:=SUM([.B32]/[.$B$57])" office:value-type="float" office:value="0.00052321778940484" calcext:value-type="float">
            <text:p>0.000523217789405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4" calcext:value-type="float">
            <text:p>4</text:p>
          </table:table-cell>
          <table:table-cell table:formula="of:=SUM([.B33]/[.$B$57])" office:value-type="float" office:value="0.00052321778940484" calcext:value-type="float">
            <text:p>0.00052321778940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table:formula="of:=SUM([.B34]/[.$B$57])" office:value-type="float" office:value="0.00052321778940484" calcext:value-type="float">
            <text:p>0.00052321778940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table:formula="of:=SUM([.B35]/[.$B$57])" office:value-type="float" office:value="0.00052321778940484" calcext:value-type="float">
            <text:p>0.000523217789405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3" calcext:value-type="float">
            <text:p>3</text:p>
          </table:table-cell>
          <table:table-cell table:formula="of:=SUM([.B36]/[.$B$57])" office:value-type="float" office:value="0.00039241334205363" calcext:value-type="float">
            <text:p>0.000392413342054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3" calcext:value-type="float">
            <text:p>3</text:p>
          </table:table-cell>
          <table:table-cell table:formula="of:=SUM([.B37]/[.$B$57])" office:value-type="float" office:value="0.00039241334205363" calcext:value-type="float">
            <text:p>0.00039241334205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" calcext:value-type="float">
            <text:p>3</text:p>
          </table:table-cell>
          <table:table-cell table:formula="of:=SUM([.B38]/[.$B$57])" office:value-type="float" office:value="0.00039241334205363" calcext:value-type="float">
            <text:p>0.000392413342054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3" calcext:value-type="float">
            <text:p>3</text:p>
          </table:table-cell>
          <table:table-cell table:formula="of:=SUM([.B39]/[.$B$57])" office:value-type="float" office:value="0.00039241334205363" calcext:value-type="float">
            <text:p>0.000392413342054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2" calcext:value-type="float">
            <text:p>2</text:p>
          </table:table-cell>
          <table:table-cell table:formula="of:=SUM([.B40]/[.$B$57])" office:value-type="float" office:value="0.00026160889470242" calcext:value-type="float">
            <text:p>0.000261608894702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2" calcext:value-type="float">
            <text:p>2</text:p>
          </table:table-cell>
          <table:table-cell table:formula="of:=SUM([.B41]/[.$B$57])" office:value-type="float" office:value="0.00026160889470242" calcext:value-type="float">
            <text:p>0.000261608894702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table:formula="of:=SUM([.B42]/[.$B$57])" office:value-type="float" office:value="0.00026160889470242" calcext:value-type="float">
            <text:p>0.00026160889470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table:formula="of:=SUM([.B43]/[.$B$57])" office:value-type="float" office:value="0.00026160889470242" calcext:value-type="float">
            <text:p>0.000261608894702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table:formula="of:=SUM([.B44]/[.$B$57])" office:value-type="float" office:value="0.00026160889470242" calcext:value-type="float">
            <text:p>0.000261608894702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table:formula="of:=SUM([.B45]/[.$B$57])" office:value-type="float" office:value="0.00026160889470242" calcext:value-type="float">
            <text:p>0.00026160889470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2" calcext:value-type="float">
            <text:p>2</text:p>
          </table:table-cell>
          <table:table-cell table:formula="of:=SUM([.B46]/[.$B$57])" office:value-type="float" office:value="0.00026160889470242" calcext:value-type="float">
            <text:p>0.000261608894702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  <table:table-cell table:formula="of:=SUM([.B47]/[.$B$57])" office:value-type="float" office:value="0.00026160889470242" calcext:value-type="float">
            <text:p>0.000261608894702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table:formula="of:=SUM([.B48]/[.$B$57])" office:value-type="float" office:value="0.00013080444735121" calcext:value-type="float">
            <text:p>0.000130804447351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1" calcext:value-type="float">
            <text:p>1</text:p>
          </table:table-cell>
          <table:table-cell table:formula="of:=SUM([.B49]/[.$B$57])" office:value-type="float" office:value="0.00013080444735121" calcext:value-type="float">
            <text:p>0.000130804447351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1" calcext:value-type="float">
            <text:p>1</text:p>
          </table:table-cell>
          <table:table-cell table:formula="of:=SUM([.B50]/[.$B$57])" office:value-type="float" office:value="0.00013080444735121" calcext:value-type="float">
            <text:p>0.00013080444735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table:formula="of:=SUM([.B51]/[.$B$57])" office:value-type="float" office:value="0.00013080444735121" calcext:value-type="float">
            <text:p>0.00013080444735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formula="of:=SUM([.B52]/[.$B$57])" office:value-type="float" office:value="0.00013080444735121" calcext:value-type="float">
            <text:p>0.000130804447351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1" calcext:value-type="float">
            <text:p>1</text:p>
          </table:table-cell>
          <table:table-cell table:formula="of:=SUM([.B53]/[.$B$57])" office:value-type="float" office:value="0.00013080444735121" calcext:value-type="float">
            <text:p>0.000130804447351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1" calcext:value-type="float">
            <text:p>1</text:p>
          </table:table-cell>
          <table:table-cell table:formula="of:=SUM([.B54]/[.$B$57])" office:value-type="float" office:value="0.00013080444735121" calcext:value-type="float">
            <text:p>0.000130804447351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1" calcext:value-type="float">
            <text:p>1</text:p>
          </table:table-cell>
          <table:table-cell table:formula="of:=SUM([.B55]/[.$B$57])" office:value-type="float" office:value="0.00013080444735121" calcext:value-type="float">
            <text:p>0.000130804447351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table:formula="of:=SUM([.B56]/[.$B$57])" office:value-type="float" office:value="0.00013080444735121" calcext:value-type="float">
            <text:p>0.0001308044473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56])" office:value-type="float" office:value="7645" calcext:value-type="float">
            <text:p>7645</text:p>
          </table:table-cell>
          <table:table-cell/>
        </table:table-row>
      </table:table>
      <table:table table:name="contro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rnational travelers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62])" office:value-type="float" office:value="9993" calcext:value-type="float">
            <text:p>9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9:16:28.564927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2:50:26.264235587</meta:creation-date>
    <meta:generator>LibreOffice/5.4.6.2$MacOSX_X86_64 LibreOffice_project/4014ce260a04f1026ba855d3b8d91541c224eab8</meta:generator>
    <dc:date>2019-03-02T19:35:18.706956081</dc:date>
    <meta:editing-duration>PT3H53M27S</meta:editing-duration>
    <meta:editing-cycles>2</meta:editing-cycles>
    <meta:document-statistic meta:table-count="3" meta:cell-count="396" meta:object-count="0"/>
  </office:meta>
</office:document-meta>
</file>